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SUM([.A1:.A3])"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1-17T13:55:01.845641917</meta:creation-date>
    <dc:date>2022-01-17T13:57:34.319210689</dc:date>
    <meta:editing-duration>PT2M33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